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e359" officeooo:paragraph-rsid="000ae3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o<text:bookmark text:name="a"/></text:p>
      <text:p text:style-name="P1">ba<text:bookmark-start text:name="b"/>r<text:bookmark-end text:name="b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1:21:54.729000000</meta:creation-date>
    <dc:date>2017-11-22T11:22:58.342000000</dc:date>
    <meta:editing-duration>PT1M4S</meta:editing-duration>
    <meta:editing-cycles>1</meta:editing-cycles>
    <meta:document-statistic meta:table-count="0" meta:image-count="0" meta:object-count="0" meta:page-count="1" meta:paragraph-count="2" meta:word-count="2" meta:character-count="6" meta:non-whitespace-character-count="6"/>
    <meta:generator>LibreOfficeDev/6.0.0.0.alpha1$Windows_x86 LibreOffice_project/2b2f1352c72280dd25ed3bef090a3c708ee4b964</meta:generator>
  </office:meta>
</office:document-meta>
</file>